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FormGenerator.getAdditionalFilters( PSGenerator g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FormGenerator.ImageFormGenerator( String formName , String title , Dimension2D dimensions , Dimension dimensionsPx , ImageEncoder encoder , ColorSpace colorSpace , boolean inver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FormGenerator.ImageFormGenerator( String formName , String title , Dimension2D dimensions , RenderedImage image , boolean inver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mageFormGenerator.generatePaintProc( PSGenerator g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mageFormGenerator.generateAdditionalDataStream( PSGenerator g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ImageFormGenerator.ImageFormGenerator( String formName , String title , Dimension2D dimensions , Dimension dimensionsPx , ImageEncoder encoder , ColorSpace colorSpace , int bitsPerComponent , boolean invert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mageFormGenerator.getData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